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e5dc" officeooo:paragraph-rsid="000ee5dc"/>
    </style:style>
    <style:style style:name="P2" style:family="paragraph" style:parent-style-name="Standard">
      <style:text-properties officeooo:rsid="000ee5dc" officeooo:paragraph-rsid="000ef673"/>
    </style:style>
    <style:style style:name="P3" style:family="paragraph" style:parent-style-name="Standard">
      <style:text-properties officeooo:rsid="000ee5dc" officeooo:paragraph-rsid="001e88a1"/>
    </style:style>
    <style:style style:name="P4" style:family="paragraph" style:parent-style-name="Standard">
      <style:text-properties fo:font-size="10.5pt" officeooo:rsid="000ee5dc" officeooo:paragraph-rsid="000ee5dc" style:font-size-asian="10.5pt" style:font-size-complex="10.5pt"/>
    </style:style>
    <style:style style:name="P5" style:family="paragraph" style:parent-style-name="Standard">
      <style:text-properties fo:font-size="10.5pt" officeooo:rsid="000ef673" officeooo:paragraph-rsid="000ef673" style:font-size-asian="10.5pt" style:font-size-complex="10.5pt"/>
    </style:style>
    <style:style style:name="P6" style:family="paragraph" style:parent-style-name="Standard">
      <style:text-properties fo:font-size="10.5pt" officeooo:rsid="0010af08" officeooo:paragraph-rsid="0010af08" style:font-size-asian="10.5pt" style:font-size-complex="10.5pt"/>
    </style:style>
    <style:style style:name="P7" style:family="paragraph" style:parent-style-name="Standard">
      <style:text-properties fo:font-size="10.5pt" officeooo:rsid="001296d4" officeooo:paragraph-rsid="0010af08" style:font-size-asian="10.5pt" style:font-size-complex="10.5pt"/>
    </style:style>
    <style:style style:name="P8" style:family="paragraph" style:parent-style-name="Standard">
      <style:text-properties fo:font-size="10.5pt" officeooo:rsid="00137ddd" officeooo:paragraph-rsid="0010af08" style:font-size-asian="10.5pt" style:font-size-complex="10.5pt"/>
    </style:style>
    <style:style style:name="P9" style:family="paragraph" style:parent-style-name="Standard">
      <style:text-properties fo:font-size="10.5pt" officeooo:rsid="00137ddd" officeooo:paragraph-rsid="00137ddd" style:font-size-asian="10.5pt" style:font-size-complex="10.5pt"/>
    </style:style>
    <style:style style:name="P10" style:family="paragraph" style:parent-style-name="Standard">
      <style:text-properties fo:font-size="10.5pt" officeooo:rsid="0013a330" officeooo:paragraph-rsid="0010af08" style:font-size-asian="10.5pt" style:font-size-complex="10.5pt"/>
    </style:style>
    <style:style style:name="P11" style:family="paragraph" style:parent-style-name="Standard">
      <style:text-properties fo:font-size="10.5pt" officeooo:rsid="0014906c" officeooo:paragraph-rsid="0014906c" style:font-size-asian="10.5pt" style:font-size-complex="10.5pt"/>
    </style:style>
    <style:style style:name="P12" style:family="paragraph" style:parent-style-name="Standard">
      <style:text-properties fo:font-size="10.5pt" officeooo:rsid="00251cda" officeooo:paragraph-rsid="0014906c" style:font-size-asian="10.5pt" style:font-size-complex="10.5pt"/>
    </style:style>
    <style:style style:name="P13" style:family="paragraph" style:parent-style-name="Standard">
      <style:text-properties fo:font-size="10.5pt" officeooo:rsid="00162f30" officeooo:paragraph-rsid="0010af08" style:font-size-asian="10.5pt" style:font-size-complex="10.5pt"/>
    </style:style>
    <style:style style:name="P14" style:family="paragraph" style:parent-style-name="Standard">
      <style:text-properties fo:font-size="10.5pt" officeooo:rsid="001762a6" officeooo:paragraph-rsid="0010af08" style:font-size-asian="10.5pt" style:font-size-complex="10.5pt"/>
    </style:style>
    <style:style style:name="P15" style:family="paragraph" style:parent-style-name="Standard">
      <style:text-properties fo:font-size="10.5pt" officeooo:rsid="001a5661" officeooo:paragraph-rsid="0010af08" style:font-size-asian="10.5pt" style:font-size-complex="10.5pt"/>
    </style:style>
    <style:style style:name="P16" style:family="paragraph" style:parent-style-name="Standard">
      <style:text-properties fo:font-size="10.5pt" officeooo:rsid="001a6611" officeooo:paragraph-rsid="001a6611" style:font-size-asian="10.5pt" style:font-size-complex="10.5pt"/>
    </style:style>
    <style:style style:name="P17" style:family="paragraph" style:parent-style-name="Standard">
      <style:text-properties officeooo:rsid="0010af08" officeooo:paragraph-rsid="0010af08"/>
    </style:style>
    <style:style style:name="P18" style:family="paragraph" style:parent-style-name="Standard">
      <style:text-properties officeooo:rsid="0010af08" officeooo:paragraph-rsid="001296d4"/>
    </style:style>
    <style:style style:name="P19" style:family="paragraph" style:parent-style-name="Standard">
      <style:text-properties officeooo:rsid="0010af08" officeooo:paragraph-rsid="001b67f9"/>
    </style:style>
    <style:style style:name="P20" style:family="paragraph" style:parent-style-name="Standard">
      <style:text-properties officeooo:rsid="0014906c" officeooo:paragraph-rsid="0014906c"/>
    </style:style>
    <style:style style:name="P21" style:family="paragraph" style:parent-style-name="Standard">
      <style:text-properties officeooo:rsid="001a6611" officeooo:paragraph-rsid="001a6611"/>
    </style:style>
    <style:style style:name="P22" style:family="paragraph" style:parent-style-name="Standard">
      <style:text-properties fo:font-size="11pt" officeooo:rsid="001e88a1" officeooo:paragraph-rsid="001e88a1" style:font-size-asian="11pt" style:font-size-complex="11pt"/>
    </style:style>
    <style:style style:name="P23" style:family="paragraph" style:parent-style-name="Standard">
      <style:text-properties fo:font-size="11pt" officeooo:rsid="001e88a1" officeooo:paragraph-rsid="001e6373" style:font-size-asian="11pt" style:font-size-complex="11pt"/>
    </style:style>
    <style:style style:name="P24" style:family="paragraph" style:parent-style-name="Standard">
      <style:text-properties fo:font-size="11pt" officeooo:rsid="000ee5dc" officeooo:paragraph-rsid="001e6373" style:font-size-asian="11pt" style:font-size-complex="11pt"/>
    </style:style>
    <style:style style:name="P25" style:family="paragraph" style:parent-style-name="Standard">
      <style:text-properties fo:font-size="11pt" officeooo:rsid="000ee5dc" officeooo:paragraph-rsid="000ee5dc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1e6373" style:font-size-asian="11pt" style:font-size-complex="11pt"/>
    </style:style>
    <style:style style:name="T3" style:family="text">
      <style:text-properties fo:font-size="11pt" officeooo:rsid="001e88a1" style:font-size-asian="11pt" style:font-size-complex="11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0.5pt" officeooo:rsid="000ef673" style:font-size-asian="10.5pt" style:font-size-complex="10.5pt"/>
    </style:style>
    <style:style style:name="T6" style:family="text">
      <style:text-properties fo:font-size="10.5pt" officeooo:rsid="001296d4" style:font-size-asian="10.5pt" style:font-size-complex="10.5pt"/>
    </style:style>
    <style:style style:name="T7" style:family="text">
      <style:text-properties fo:font-size="10.5pt" officeooo:rsid="00137ddd" style:font-size-asian="10.5pt" style:font-size-complex="10.5pt"/>
    </style:style>
    <style:style style:name="T8" style:family="text">
      <style:text-properties fo:font-size="10.5pt" officeooo:rsid="0013a330" style:font-size-asian="10.5pt" style:font-size-complex="10.5pt"/>
    </style:style>
    <style:style style:name="T9" style:family="text">
      <style:text-properties fo:font-size="10.5pt" officeooo:rsid="00162f30" style:font-size-asian="10.5pt" style:font-size-complex="10.5pt"/>
    </style:style>
    <style:style style:name="T10" style:family="text">
      <style:text-properties fo:font-size="10.5pt" officeooo:rsid="001762a6" style:font-size-asian="10.5pt" style:font-size-complex="10.5pt"/>
    </style:style>
    <style:style style:name="T11" style:family="text">
      <style:text-properties fo:font-size="10.5pt" officeooo:rsid="0019e60c" style:font-size-asian="10.5pt" style:font-size-complex="10.5pt"/>
    </style:style>
    <style:style style:name="T12" style:family="text">
      <style:text-properties fo:font-size="10.5pt" officeooo:rsid="001a5661" style:font-size-asian="10.5pt" style:font-size-complex="10.5pt"/>
    </style:style>
    <style:style style:name="T13" style:family="text">
      <style:text-properties fo:font-size="10.5pt" officeooo:rsid="00207cc2" style:font-size-asian="10.5pt" style:font-size-complex="10.5pt"/>
    </style:style>
    <style:style style:name="T14" style:family="text">
      <style:text-properties fo:font-size="10.5pt" officeooo:rsid="0021f96a" style:font-size-asian="10.5pt" style:font-size-complex="10.5pt"/>
    </style:style>
    <style:style style:name="T15" style:family="text">
      <style:text-properties fo:font-size="10.5pt" officeooo:rsid="002345cd" style:font-size-asian="10.5pt" style:font-size-complex="10.5pt"/>
    </style:style>
    <style:style style:name="T16" style:family="text">
      <style:text-properties fo:font-size="10.5pt" officeooo:rsid="00251cda" style:font-size-asian="10.5pt" style:font-size-complex="10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rtualBOx Headless Setup on CentOS 7 minimal</text:p>
      <text:p text:style-name="P1"/>
      <text:p text:style-name="P1"/>
      <text:p text:style-name="P1"><text:tab/>*Preparing CentOS 7 Headless Server</text:p>
      <text:p text:style-name="P1"/>
      <text:p text:style-name="P1">*-install some required development tools. Without these tools, VirtualBox will not be able to compile.</text:p>
      <text:p text:style-name="P1"/>
      <text:p text:style-name="P3"><text:tab/><text:span text:style-name="T1">$ sudo yum groupinstall 'Development Tools' </text:span><text:span text:style-name="T3">or</text:span></text:p>
      <text:p text:style-name="P22"><text:tab/>$ sudo yum group mark install "Development Tools"</text:p>
      <text:p text:style-name="P23"><text:tab/></text:p>
      <text:p text:style-name="P24"/>
      <text:p text:style-name="P3"><text:span text:style-name="T1"><text:tab/></text:span><text:span text:style-name="T2">$ </text:span><text:span text:style-name="T3">sudo yum install </text:span><text:span text:style-name="T1">kernel-devel</text:span></text:p>
      <text:p text:style-name="P3"><text:span text:style-name="T1"><text:tab/></text:span><text:span text:style-name="T3">$</text:span><text:span text:style-name="T1"> </text:span><text:span text:style-name="T3">sudo yum install </text:span><text:span text:style-name="T1">kernel-headers dkms</text:span></text:p>
      <text:p text:style-name="P1"/>
      <text:p text:style-name="P1"/>
      <text:p text:style-name="P1"><text:tab/>Installing VirtualBox And its Extension Pack In CentOS 7</text:p>
      <text:p text:style-name="P1"><text:tab/></text:p>
      <text:p text:style-name="P1"><text:tab/>install the Repo:</text:p>
      <text:p text:style-name="P1"><text:tab/><text:tab/><text:span text:style-name="T4">$ cd /etc/yum.repos.d/ &amp;&amp; <text:s/>sudo wget </text:span><text:a xlink:type="simple" xlink:href="http://download.virtualbox.org/virtualbox/rpm/el/virtualbox.repo" text:style-name="Internet_20_link" text:visited-style-name="Visited_20_Internet_20_Link"><text:span text:style-name="T4">http://download.virtualbox.org/virtualbox/rpm/el/virtualbox.repo</text:span></text:a></text:p>
      <text:p text:style-name="P4"/>
      <text:p text:style-name="P4"/>
      <text:p text:style-name="P25"><text:tab/> we also need the repository authentication key file. </text:p>
      <text:p text:style-name="P25"/>
      <text:p text:style-name="P1"><text:span text:style-name="T1"><text:tab/><text:tab/></text:span><text:span text:style-name="T4">$ sudo wget -q http://download.virtualbox.org/virtualbox/debian/oracle_vbox.asc</text:span></text:p>
      <text:p text:style-name="P1"><text:span text:style-name="T4">sudo rpm --import oracle_vbox.asc</text:span><text:span text:style-name="T1"> </text:span></text:p>
      <text:p text:style-name="P25"/>
      <text:p text:style-name="P25">*-Install VirtualBox.</text:p>
      <text:p text:style-name="P25"/>
      <text:p text:style-name="P2"><text:span text:style-name="T1"><text:tab/></text:span><text:span text:style-name="T4">$ sudo yum update &amp;&amp; sudo yum install VirtualBox-</text:span><text:span text:style-name="T5">5</text:span><text:span text:style-name="T4">.</text:span><text:span text:style-name="T5">2 <text:s/>( <text:s/>replace -5.2 with wanted Version)</text:span></text:p>
      <text:p text:style-name="P5"/>
      <text:p text:style-name="P18"><text:span text:style-name="T5">*-E</text:span><text:span text:style-name="T4">xtension Pack</text:span></text:p>
      <text:p text:style-name="P18"><text:span text:style-name="T4"><text:tab/></text:span><text:span text:style-name="T6">Download:</text:span></text:p>
      <text:p text:style-name="P18"><text:span text:style-name="T4"><text:tab/></text:span><text:span text:style-name="T6">$ </text:span><text:span text:style-name="T4">cd /tmp/ &amp;&amp; <text:s/>wget http://download.virtualbox.org/virtualbox/5.2.20/Oracle_VM_VirtualBox_Extension_Pack-5.2.20.vbox-extpack </text:span></text:p>
      <text:p text:style-name="P6"/>
      <text:p text:style-name="P17"><text:span text:style-name="T4"><text:tab/></text:span><text:span text:style-name="T6">Installing:</text:span></text:p>
      <text:p text:style-name="P7"><text:tab/><text:tab/>VBoxManage extpack install Oracle_VM_VirtualBox_Extension_Pack-5.2.20.vbox-extpack </text:p>
      <text:p text:style-name="P7"/>
      <text:p text:style-name="P7">*-To test if VBoxDrv installed correctly, run the commands below.</text:p>
      <text:p text:style-name="P8"/>
      <text:p text:style-name="P19"><text:span text:style-name="T7"><text:tab/></text:span><text:span text:style-name="T8">$ </text:span><text:span text:style-name="T7">sudo /etc/init.d/vboxdrv setup <text:s/></text:span></text:p>
      <text:p text:style-name="P19"><text:span text:style-name="T7"><text:tab/><text:tab/></text:span><text:span text:style-name="T8">or </text:span></text:p>
      <text:p text:style-name="P10"><text:tab/>$ <text:s/>sudo systemctl status vboxdrv</text:p>
      <text:p text:style-name="P8"/>
      <text:p text:style-name="P8"><text:tab/>note: if we get an error, <text:s/>reload the server and install EPEL repository</text:p>
      <text:p text:style-name="P8"><text:tab/><text:tab/><text:tab/>Download:</text:p>
      <text:p text:style-name="P17"><text:span text:style-name="T7"><text:tab/><text:tab/>$wget </text:span><text:a xlink:type="simple" xlink:href="http://dl.fedoraproject.org/pub/epel/epel-release-latest-7.noarch.rpm" text:style-name="Internet_20_link" text:visited-style-name="Visited_20_Internet_20_Link"><text:span text:style-name="T7">http://dl.fedoraproject.org/pub/epel/epel-release-latest-7.noarch.rpm</text:span></text:a></text:p>
      <text:p text:style-name="P9"><text:tab/><text:tab/><text:tab/>Installing:<text:tab/></text:p>
      <text:p text:style-name="P9"><text:tab/><text:tab/>$ rpm -ivh epel-release-latest-7.noarch.rpm</text:p>
      <text:p text:style-name="P8"/>
      <text:p text:style-name="P8"><text:tab/><text:tab/></text:p>
      <text:p text:style-name="P11">*-Create VirtualBox user:</text:p>
      <text:p text:style-name="P11"><text:tab/>VirtualBox and phpVirtualBox need a dedicated user account</text:p>
      <text:p text:style-name="P11"><text:soft-page-break/><text:tab/></text:p>
      <text:p text:style-name="P11"><text:tab/>$sudo useradd username</text:p>
      <text:p text:style-name="P11"><text:tab/>$sudo password username</text:p>
      <text:p text:style-name="P11"><text:tab/>$sudo usermod -G vboxusers username</text:p>
      <text:p text:style-name="P11"/>
      <text:p text:style-name="P11"/>
      <text:p text:style-name="P11">Installing Apache2, PHP and Modules</text:p>
      <text:p text:style-name="P11"/>
      <text:p text:style-name="P11">To connect to VirtualBox headless server via a web browser, you must install Apache2 and PHP stuff.</text:p>
      <text:p text:style-name="P11"/>
      <text:p text:style-name="P20"><text:span text:style-name="T4"><text:tab/></text:span><text:span text:style-name="T9">$</text:span><text:span text:style-name="T4">sudo yum install httpd php php-devel php-gd php-common php-soap</text:span></text:p>
      <text:p text:style-name="P11"/>
      <text:p text:style-name="P20"><text:span text:style-name="T4"><text:tab/></text:span><text:span text:style-name="T16">Restart httpd.service</text:span></text:p>
      <text:p text:style-name="P12"/>
      <text:p text:style-name="P12"><text:tab/><text:tab/>$ systemctl restart httpd.service</text:p>
      <text:p text:style-name="P12"/>
      <text:p text:style-name="P11"/>
      <text:p text:style-name="P6"><text:tab/></text:p>
      <text:p text:style-name="P6">*-InstallphpVirtualBox</text:p>
      <text:p text:style-name="P6"/>
      <text:p text:style-name="P6">Now that VirtualBox installed, let’s go and install phpVirtualBox.</text:p>
      <text:p text:style-name="P6"/>
      <text:p text:style-name="P17"><text:span text:style-name="T4"><text:tab/></text:span><text:span text:style-name="T9">$ </text:span><text:span text:style-name="T4">cd /tmp/ &amp;&amp; wget </text:span><text:a xlink:type="simple" xlink:href="http://sourceforge.net/projects/phpvirtualbox/files/phpvirtualbox-5.2-0.zip" text:style-name="Internet_20_link" text:visited-style-name="Visited_20_Internet_20_Link"><text:span text:style-name="T4">http://sourceforge.net/projects/phpvirtualbox/files/phpvirtualbox-5.2-0.zip</text:span></text:a><text:span text:style-name="T4"> </text:span><text:span text:style-name="T9"><text:s/>(or latest version)</text:span></text:p>
      <text:p text:style-name="P13"/>
      <text:p text:style-name="P17"><text:span text:style-name="T9"><text:tab/></text:span><text:span text:style-name="T10">$ unzip phpvirtualbox-5.2-0.zip</text:span></text:p>
      <text:p text:style-name="P14"/>
      <text:p text:style-name="P17"><text:span text:style-name="T10"><text:s text:c="4"/>*-</text:span><text:span text:style-name="T14">copy</text:span><text:span text:style-name="T10"> the phpvirtualbox content to create a new root directory by running the commands below:</text:span></text:p>
      <text:p text:style-name="P14"/>
      <text:p text:style-name="P17"><text:span text:style-name="T10"><text:tab/><text:tab/>sudo </text:span><text:span text:style-name="T14">cp -r</text:span><text:span text:style-name="T10"> phpvirtualbox-</text:span><text:span text:style-name="T13">5.2-0/</text:span><text:span text:style-name="T10"> <text:s/>/var/www/html/phpvirtualbox/</text:span></text:p>
      <text:p text:style-name="P14"/>
      <text:p text:style-name="P14">Next, rename the sample configuration file to config.php.</text:p>
      <text:p text:style-name="P14"/>
      <text:p text:style-name="P14">sudo cp /var/www/html/phpvirtualbox/config.php-example /var/www/html/phpvirtualbox/config.php</text:p>
      <text:p text:style-name="P14"/>
      <text:p text:style-name="P14"/>
      <text:p text:style-name="P17"><text:span text:style-name="T11">E</text:span><text:span text:style-name="T10">dit config.php file, add </text:span><text:span text:style-name="T15">the </text:span><text:span text:style-name="T10">VirtualBox user </text:span><text:span text:style-name="T15">we created</text:span><text:span text:style-name="T10"> earlier.</text:span></text:p>
      <text:p text:style-name="P14"/>
      <text:p text:style-name="P17"><text:span text:style-name="T10"><text:tab/></text:span><text:span text:style-name="T11">$ </text:span><text:span text:style-name="T10">sudo vi /var/www/html/phpvirtualbox/config.php</text:span></text:p>
      <text:p text:style-name="P14"/>
      <text:p text:style-name="P17"><text:span text:style-name="T10"><text:tab/><text:tab/></text:span><text:span text:style-name="T12">add user name and password</text:span></text:p>
      <text:p text:style-name="P14"/>
      <text:p text:style-name="P14"><text:tab/><text:tab/>[...]</text:p>
      <text:p text:style-name="P14"><text:tab/><text:tab/>var $username = 'richard';</text:p>
      <text:p text:style-name="P14"><text:tab/><text:tab/>var $password = 'my_password';</text:p>
      <text:p text:style-name="P17"><text:span text:style-name="T10"><text:tab/><text:tab/></text:span><text:span text:style-name="T12">[…</text:span><text:span text:style-name="T10">]</text:span></text:p>
      <text:p text:style-name="P17"><text:span text:style-name="T10"><text:tab/><text:tab/><text:tab/></text:span><text:span text:style-name="T12">save file and close.</text:span></text:p>
      <text:p text:style-name="P15"/>
      <text:p text:style-name="P21"><text:span text:style-name="T12">N</text:span><text:span text:style-name="T4">ext. <text:s/>create a new file called virtualbox in the /etc/default directory with this below info.</text:span></text:p>
      <text:p text:style-name="P16"/>
      <text:p text:style-name="P16"><text:tab/>$sudo vi /etc/default/virtualbox</text:p>
      <text:p text:style-name="P16"/>
      <text:p text:style-name="P16">Add this line</text:p>
      <text:p text:style-name="P16"/>
      <text:p text:style-name="P16"><text:tab/>VBOXWEB_USER=username ( user the we created for vbox)</text:p>
      <text:p text:style-name="P16"/>
      <text:p text:style-name="P16">Save the file and close.</text:p>
      <text:p text:style-name="P16"><text:soft-page-break/></text:p>
      <text:p text:style-name="P16"><text:s/>then start VirtualBox webserver service by running the commands below.</text:p>
      <text:p text:style-name="P16"/>
      <text:p text:style-name="P16">$ /etc/init.d/vboxweb-service start</text:p>
      <text:p text:style-name="P16"/>
      <text:p text:style-name="P16"><text:s/>firewall and Selinux setup for phpvirtualbox.</text:p>
      <text:p text:style-name="P16"/>
      <text:p text:style-name="P16"><text:tab/>Add rule:</text:p>
      <text:p text:style-name="P16"/>
      <text:p text:style-name="P16">semanage port -a -t http_port_t -p tcp 18083</text:p>
      <text:p text:style-name="P16"/>
      <text:p text:style-name="P16"/>
      <text:p text:style-name="P16">To allow port 80 through firewall used in CentOS7:</text:p>
      <text:p text:style-name="P16"/>
      <text:p text:style-name="P16">firewall-cmd –zone=public –add-port=80/tcp</text:p>
      <text:p text:style-name="P16">firewall-cmd –zone=public –add-port=80/tcp –permanent</text:p>
      <text:p text:style-name="P16">sudo firewall-cmd --zone=public --list-por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464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2:55:43.285892465</meta:creation-date>
    <dc:date>2018-10-25T22:20:40.818273882</dc:date>
    <meta:editing-duration>P1DT7H13M39S</meta:editing-duration>
    <meta:editing-cycles>20</meta:editing-cycles>
    <meta:generator>LibreOffice/6.0.6.2$Linux_X86_64 LibreOffice_project/00m0$Build-2</meta:generator>
    <meta:document-statistic meta:table-count="0" meta:image-count="0" meta:object-count="0" meta:page-count="3" meta:paragraph-count="74" meta:word-count="393" meta:character-count="3247" meta:non-whitespace-character-count="2834"/>
  </office:meta>
</office:document-meta>
</file>